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 Analysis Supply Chain Examp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</table:table-row>
        <table:table-row table:style-name="ro1">
          <table:table-cell office:value-type="string" calcext:value-type="string">
            <text:p>Average Trace Cost</text:p>
          </table:table-cell>
          <table:table-cell office:value-type="float" office:value="0.001102344" calcext:value-type="float">
            <text:p>0.001102344</text:p>
          </table:table-cell>
          <table:table-cell table:style-name="ce1" office:value-type="float" office:value="-0.00016125536" calcext:value-type="float">
            <text:p>-1.61E-04</text:p>
          </table:table-cell>
          <table:table-cell/>
          <table:table-cell office:value-type="float" office:value="-0.00126359936" calcext:value-type="float">
            <text:p>-0.00126359936</text:p>
          </table:table-cell>
          <table:table-cell office:value-type="float" office:value="-114.628406377682" calcext:value-type="float">
            <text:p>-114.6284063776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e Intermediate </text:p>
          </table:table-cell>
          <table:table-cell table:style-name="ce1" office:value-type="float" office:value="0.000539999999999999" calcext:value-type="float">
            <text:p>5.40E-04</text:p>
          </table:table-cell>
          <table:table-cell table:style-name="ce1" office:value-type="float" office:value="0.0000474999999999999" calcext:value-type="float">
            <text:p>4.75E-05</text:p>
          </table:table-cell>
          <table:table-cell/>
          <table:table-cell table:style-name="ce1" office:value-type="float" office:value="-0.000492499999999999" calcext:value-type="float">
            <text:p>-4.93E-04</text:p>
          </table:table-cell>
          <table:table-cell office:value-type="float" office:value="-91.2037037037037" calcext:value-type="float">
            <text:p>-91.2037037037037</text:p>
          </table:table-cell>
        </table:table-row>
        <table:table-row table:style-name="ro1">
          <table:table-cell office:value-type="string" calcext:value-type="string">
            <text:p>Product deliver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e Demand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receiv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table:style-name="ce1" office:value-type="float" office:value="0.000011" calcext:value-type="float">
            <text:p>1.10E-05</text:p>
          </table:table-cell>
          <table:table-cell table:style-name="ce1" office:value-type="float" office:value="-0.000128" calcext:value-type="float">
            <text:p>-1.28E-04</text:p>
          </table:table-cell>
          <table:table-cell/>
          <table:table-cell table:style-name="ce1" office:value-type="float" office:value="-0.000139" calcext:value-type="float">
            <text:p>-1.39E-04</text:p>
          </table:table-cell>
          <table:table-cell office:value-type="float" office:value="-1263.63636363636" calcext:value-type="float">
            <text:p>-1263.63636363636</text:p>
          </table:table-cell>
        </table:table-row>
        <table:table-row table:style-name="ro1">
          <table:table-cell office:value-type="string" calcext:value-type="string">
            <text:p>Transport Intermediate</text:p>
          </table:table-cell>
          <table:table-cell table:style-name="ce1" office:value-type="float" office:value="0.0000000635000000000001" calcext:value-type="float">
            <text:p>6.35E-08</text:p>
          </table:table-cell>
          <table:table-cell table:style-name="ce1" office:value-type="float" office:value="0.00000000082" calcext:value-type="float">
            <text:p>8.20E-10</text:p>
          </table:table-cell>
          <table:table-cell/>
          <table:table-cell table:style-name="ce1" office:value-type="float" office:value="-0.0000000626800000000001" calcext:value-type="float">
            <text:p>-6.27E-08</text:p>
          </table:table-cell>
          <table:table-cell office:value-type="float" office:value="-98.7086614173228" calcext:value-type="float">
            <text:p>-98.7086614173228</text:p>
          </table:table-cell>
        </table:table-row>
        <table:table-row table:style-name="ro1">
          <table:table-cell office:value-type="string" calcext:value-type="string">
            <text:p>Deliver Product</text:p>
          </table:table-cell>
          <table:table-cell table:style-name="ce1" office:value-type="float" office:value="0.0000001085" calcext:value-type="float">
            <text:p>1.09E-07</text:p>
          </table:table-cell>
          <table:table-cell table:style-name="ce1" office:value-type="float" office:value="-0.0000001285" calcext:value-type="float">
            <text:p>-1.29E-07</text:p>
          </table:table-cell>
          <table:table-cell/>
          <table:table-cell table:style-name="ce1" office:value-type="float" office:value="-0.000000237" calcext:value-type="float">
            <text:p>-2.37E-07</text:p>
          </table:table-cell>
          <table:table-cell office:value-type="float" office:value="-218.433179723502" calcext:value-type="float">
            <text:p>-218.433179723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4:56:47.391354161</meta:creation-date>
    <dc:date>2022-05-04T15:46:26.526882071</dc:date>
    <meta:editing-duration>PT49M39S</meta:editing-duration>
    <meta:editing-cycles>3</meta:editing-cycles>
    <meta:generator>LibreOffice/6.4.7.2$Linux_X86_64 LibreOffice_project/40$Build-2</meta:generator>
    <meta:document-statistic meta:table-count="1" meta:cell-count="45" meta:object-count="0"/>
  </office:meta>
</office:document-meta>
</file>